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Ver\" svg:font-family="Ver\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ъздаване на Entity Form</text:p>
      <text:p text:style-name="P1"/>
      <text:p text:style-name="P2">За да се създаде Entity form (т.е. такива, чрез които се добавят и редактират entity-та), трябва да се има предвид следното:</text:p>
      <text:p text:style-name="P2"/>
      <text:list text:style-name="L1">
        <text:list-item>
          <text:p text:style-name="P3">Всяка форма трябва да наследвява BaseEntityPanel</text:p>
        </text:list-item>
        <text:list-item>
          <text:p text:style-name="P3">Горното налага да се имплементират няколко метода, като повечето от тях просто връщат някое проперти на класа-наследник. Единствено методът performSave съдържа логика за извикване на ejb за запис на entity-то. Той приема аргумент closeAfter, който указва дали след запис формата се затваря. Това се използва при записа от т. 8.</text:p>
        </text:list-item>
        <text:list-item>
          <text:p text:style-name="P3">Поради някои ограничения на графичния редактор (методът initComponents е private), методът init не може да бъде направен абстрактен и <text:s/>трябва да се копира. Той изглежда така:</text:p>
        </text:list-item>
      </text:list>
      <text:p text:style-name="P2"><text:tab/>@Override</text:p>
      <text:p text:style-name="P2"><text:s text:c="4"/><text:tab/>protected void init()</text:p>
      <text:p text:style-name="P2"><text:s text:c="4"/><text:tab/>{</text:p>
      <text:p text:style-name="P2"><text:s text:c="5"/><text:tab/> <text:s text:c="2"/>initComponents();</text:p>
      <text:p text:style-name="P2"><text:s text:c="7"/><text:tab/> <text:s text:c="2"/>super.init();</text:p>
      <text:p text:style-name="P2"><text:s text:c="3"/><text:tab/> }</text:p>
      <text:list text:style-name="L1" text:continue-numbering="true">
        <text:list-item>
          <text:p text:style-name="P3">Два конструктора – един с аргумент - entity, и друг – с аргумент data object. За справка – PersonPanel и ProductPanel.</text:p>
        </text:list-item>
        <text:list-item>
          <text:p text:style-name="P3">Методът initComponents се генерира от графичния редактор. Default-ните имена на обектите се сменят, като се натисне десен бутон на обекта &gt; Customize Code &gt; Rename</text:p>
        </text:list-item>
        <text:list-item>
          <text:p text:style-name="P3">Всяка форма трябва да има EntityFormButtonPanel (с бутоните за запис и изход). Този панел се рисува направо с drag-drop (тъй като отговаря на javabeans спецификацията)</text:p>
        </text:list-item>
        <text:list-item>
          <text:p text:style-name="P3">В метода initData всички компоненти се bind-ват. Там се правят и допълнителни визуални настройки, като например setResizable(false).</text:p>
        </text:list-item>
        <text:list-item>
          <text:p text:style-name="P3">Когато се налага да се сложи списък за избор на обекти свързани с текущото entity, се прави отделен XxListPanel за тези обекти, и или се добавя (в initData метода) в предварително 'нарисуван' TableHolderPanel (който се грижи за подходящия размер на таблицата), или се отваря като нов прозорец.</text:p>
        </text:list-item>
      </text:list>
      <text:p text:style-name="P2"><text:tab/>За да може да се добавят тези обекти към родителя си (entity-то за което е главната <text:tab/>форма), този родител трябва да е записан. Затова към таблицата се добавя <text:tab/>NestedFormListener. Това става с един ред – addNestedFormListener(table); (където table <text:tab/>е инстанция на гореспоменатия XxListPanel. По този начин при опит за добавяне на <text:tab/>дъщерен обект, потребителят бива попитан дали желае да запише това, което е въвел <text:tab/>до момента.</text:p>
      <text:list text:style-name="L1" text:continue-numbering="true">
        <text:list-item>
          <text:p text:style-name="P3">При записване на 'дъщерни' обекти, методът на EJB-то трябва да приема аргумент – родителя, и да го слага като parentDataObject. За справка – AddressesListBean.saveAddres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Ver\" svg:font-family="Ver\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ozhidar Bozhanov</meta:initial-creator>
    <meta:creation-date>2008-03-30T21:16:11</meta:creation-date>
    <dc:creator>Bozhidar Bozhanov</dc:creator>
    <dc:date>2008-03-30T22:11:55</dc:date>
    <meta:editing-cycles>16</meta:editing-cycles>
    <meta:editing-duration>PT40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339" meta:character-count="2264"/>
  </office:meta>
</office:document-meta>
</file>